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344.49pt"/>
    </style:style>
    <style:style style:name="co4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 style:rotation-align="none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ission</text:p>
          </table:table-cell>
          <table:table-cell office:value-type="string" calcext:value-type="string">
            <text:p>Animateur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TL PETIT MATIN</text:p>
          </table:table-cell>
          <table:table-cell table:style-name="ce3" table:formula="of:=&quot;#### &lt;a name=&quot;&quot;rtl_Direct_&quot;&amp;[.E3]&amp;&quot;&quot;&quot;&gt;&lt;/a&gt;&quot;&amp;[.C3]" office:value-type="string" office:string-value="#### &lt;a name=&quot;rtl_Direct_RTL_PETIT_MATIN&quot;&gt;&lt;/a&gt;RTL PETIT MATIN" calcext:value-type="string">
            <text:p>#### &lt;a name="rtl_Direct_RTL_PETIT_MATIN"&gt;&lt;/a&gt;RTL PETIT MATIN</text:p>
          </table:table-cell>
          <table:table-cell table:formula="of:=SUBSTITUTE([.C3];&quot; &quot;;&quot;_&quot;)" office:value-type="string" office:string-value="RTL_PETIT_MATIN" calcext:value-type="string">
            <text:p>RTL_PETIT_MATIN</text:p>
          </table:table-cell>
          <table:table-cell table:formula="of:=&quot;[&quot;&amp;[.C3]&amp;&quot;]&quot;&amp;&quot;(#rtl_Direct_&quot;&amp;[.E3]&amp;&quot;)&quot;" office:value-type="string" office:string-value="[RTL PETIT MATIN](#rtl_Direct_RTL_PETIT_MATIN)" calcext:value-type="string">
            <text:p>[RTL PETIT MATIN](#rtl_Direct_RTL_PETIT_MATIN)</text:p>
          </table:table-cell>
          <table:table-cell table:style-name="ce5" office:value-type="string" calcext:value-type="string">
            <text:p>Stephane Carpentier</text:p>
          </table:table-cell>
          <table:table-cell office:value-type="string" calcext:value-type="string">
            <text:p>Actualité, Tal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TL MATIN</text:p>
          </table:table-cell>
          <table:table-cell table:style-name="ce3" table:formula="of:=&quot;#### &lt;a name=&quot;&quot;rtl_Direct_&quot;&amp;[.E4]&amp;&quot;&quot;&quot;&gt;&lt;/a&gt;&quot;&amp;[.C4]" office:value-type="string" office:string-value="#### &lt;a name=&quot;rtl_Direct_RTL_MATIN&quot;&gt;&lt;/a&gt;RTL MATIN" calcext:value-type="string">
            <text:p>#### &lt;a name="rtl_Direct_RTL_MATIN"&gt;&lt;/a&gt;RTL MATIN</text:p>
          </table:table-cell>
          <table:table-cell table:formula="of:=SUBSTITUTE([.C4];&quot; &quot;;&quot;_&quot;)" office:value-type="string" office:string-value="RTL_MATIN" calcext:value-type="string">
            <text:p>RTL_MATIN</text:p>
          </table:table-cell>
          <table:table-cell table:formula="of:=&quot;[&quot;&amp;[.C4]&amp;&quot;]&quot;&amp;&quot;(#rtl_Direct_&quot;&amp;[.E4]&amp;&quot;)&quot;" office:value-type="string" office:string-value="[RTL MATIN](#rtl_Direct_RTL_MATIN)" calcext:value-type="string">
            <text:p>[RTL MATIN](#rtl_Direct_RTL_MATIN)</text:p>
          </table:table-cell>
          <table:table-cell table:style-name="ce5" office:value-type="string" calcext:value-type="string">
            <text:p>Yves Calvi</text:p>
          </table:table-cell>
          <table:table-cell office:value-type="string" calcext:value-type="string">
            <text:p>Actualité, Tal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aissez vous tenter</text:p>
          </table:table-cell>
          <table:table-cell table:style-name="ce3" table:formula="of:=&quot;#### &lt;a name=&quot;&quot;rtl_Direct_&quot;&amp;[.E5]&amp;&quot;&quot;&quot;&gt;&lt;/a&gt;&quot;&amp;[.C5]" office:value-type="string" office:string-value="#### &lt;a name=&quot;rtl_Direct_Laissez_vous_tenter&quot;&gt;&lt;/a&gt;Laissez vous tenter" calcext:value-type="string">
            <text:p>#### &lt;a name="rtl_Direct_Laissez_vous_tenter"&gt;&lt;/a&gt;Laissez vous tenter</text:p>
          </table:table-cell>
          <table:table-cell table:formula="of:=SUBSTITUTE([.C5];&quot; &quot;;&quot;_&quot;)" office:value-type="string" office:string-value="Laissez_vous_tenter" calcext:value-type="string">
            <text:p>Laissez_vous_tenter</text:p>
          </table:table-cell>
          <table:table-cell table:formula="of:=&quot;[&quot;&amp;[.C5]&amp;&quot;]&quot;&amp;&quot;(#rtl_Direct_&quot;&amp;[.E5]&amp;&quot;)&quot;" office:value-type="string" office:string-value="[Laissez vous tenter](#rtl_Direct_Laissez_vous_tenter)" calcext:value-type="string">
            <text:p>[Laissez vous tenter](#rtl_Direct_Laissez_vous_tenter)</text:p>
          </table:table-cell>
          <table:table-cell table:style-name="ce5" office:value-type="string" calcext:value-type="string">
            <text:p>Yves Calvi</text:p>
          </table:table-cell>
          <table:table-cell office:value-type="string" calcext:value-type="string">
            <text:p>Actualité, Tal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ça peut vous arriver</text:p>
          </table:table-cell>
          <table:table-cell table:style-name="ce3" table:formula="of:=&quot;#### &lt;a name=&quot;&quot;rtl_Direct_&quot;&amp;[.E6]&amp;&quot;&quot;&quot;&gt;&lt;/a&gt;&quot;&amp;[.C6]" office:value-type="string" office:string-value="#### &lt;a name=&quot;rtl_Direct_ça_peut_vous_arriver&quot;&gt;&lt;/a&gt;ça peut vous arriver" calcext:value-type="string">
            <text:p>#### &lt;a name="rtl_Direct_ça_peut_vous_arriver"&gt;&lt;/a&gt;ça peut vous arriver</text:p>
          </table:table-cell>
          <table:table-cell table:formula="of:=SUBSTITUTE([.C6];&quot; &quot;;&quot;_&quot;)" office:value-type="string" office:string-value="ça_peut_vous_arriver" calcext:value-type="string">
            <text:p>ça_peut_vous_arriver</text:p>
          </table:table-cell>
          <table:table-cell table:formula="of:=&quot;[&quot;&amp;[.C6]&amp;&quot;]&quot;&amp;&quot;(#rtl_Direct_&quot;&amp;[.E6]&amp;&quot;)&quot;" office:value-type="string" office:string-value="[ça peut vous arriver](#rtl_Direct_ça_peut_vous_arriver)" calcext:value-type="string">
            <text:p>[ça peut vous arriver](#rtl_Direct_ça_peut_vous_arriver)</text:p>
          </table:table-cell>
          <table:table-cell table:style-name="ce5" office:value-type="string" calcext:value-type="string">
            <text:p>Julien Courbet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 la bonne heure</text:p>
          </table:table-cell>
          <table:table-cell table:style-name="ce3" table:formula="of:=&quot;#### &lt;a name=&quot;&quot;rtl_Direct_&quot;&amp;[.E7]&amp;&quot;&quot;&quot;&gt;&lt;/a&gt;&quot;&amp;[.C7]" office:value-type="string" office:string-value="#### &lt;a name=&quot;rtl_Direct_A_la_bonne_heure&quot;&gt;&lt;/a&gt;A la bonne heure" calcext:value-type="string">
            <text:p>#### &lt;a name="rtl_Direct_A_la_bonne_heure"&gt;&lt;/a&gt;A la bonne heure</text:p>
          </table:table-cell>
          <table:table-cell table:formula="of:=SUBSTITUTE([.C7];&quot; &quot;;&quot;_&quot;)" office:value-type="string" office:string-value="A_la_bonne_heure" calcext:value-type="string">
            <text:p>A_la_bonne_heure</text:p>
          </table:table-cell>
          <table:table-cell table:formula="of:=&quot;[&quot;&amp;[.C7]&amp;&quot;]&quot;&amp;&quot;(#rtl_Direct_&quot;&amp;[.E7]&amp;&quot;)&quot;" office:value-type="string" office:string-value="[A la bonne heure](#rtl_Direct_A_la_bonne_heure)" calcext:value-type="string">
            <text:p>[A la bonne heure](#rtl_Direct_A_la_bonne_heure)</text:p>
          </table:table-cell>
          <table:table-cell table:style-name="ce5" office:value-type="string" calcext:value-type="string">
            <text:p>Stéphane Ber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Midi</text:p>
          </table:table-cell>
          <table:table-cell table:style-name="ce3" table:formula="of:=&quot;#### &lt;a name=&quot;&quot;rtl_Direct_&quot;&amp;[.E8]&amp;&quot;&quot;&quot;&gt;&lt;/a&gt;&quot;&amp;[.C8]" office:value-type="string" office:string-value="#### &lt;a name=&quot;rtl_Direct_RTL_Midi&quot;&gt;&lt;/a&gt;RTL Midi" calcext:value-type="string">
            <text:p>#### &lt;a name="rtl_Direct_RTL_Midi"&gt;&lt;/a&gt;RTL Midi</text:p>
          </table:table-cell>
          <table:table-cell table:formula="of:=SUBSTITUTE([.C8];&quot; &quot;;&quot;_&quot;)" office:value-type="string" office:string-value="RTL_Midi" calcext:value-type="string">
            <text:p>RTL_Midi</text:p>
          </table:table-cell>
          <table:table-cell table:formula="of:=&quot;[&quot;&amp;[.C8]&amp;&quot;]&quot;&amp;&quot;(#rtl_Direct_&quot;&amp;[.E8]&amp;&quot;)&quot;" office:value-type="string" office:string-value="[RTL Midi](#rtl_Direct_RTL_Midi)" calcext:value-type="string">
            <text:p>[RTL Midi](#rtl_Direct_RTL_Midi)</text:p>
          </table:table-cell>
          <table:table-cell table:style-name="ce5" office:value-type="string" calcext:value-type="string">
            <text:p>Vincent Parizot &amp; Christelle Rebièr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’heure du Crime</text:p>
          </table:table-cell>
          <table:table-cell table:style-name="ce3" table:formula="of:=&quot;#### &lt;a name=&quot;&quot;rtl_Direct_&quot;&amp;[.E9]&amp;&quot;&quot;&quot;&gt;&lt;/a&gt;&quot;&amp;[.C9]" office:value-type="string" office:string-value="#### &lt;a name=&quot;rtl_Direct_L’heure_du_Crime&quot;&gt;&lt;/a&gt;L’heure du Crime" calcext:value-type="string">
            <text:p>#### &lt;a name="rtl_Direct_L’heure_du_Crime"&gt;&lt;/a&gt;L’heure du Crime</text:p>
          </table:table-cell>
          <table:table-cell table:formula="of:=SUBSTITUTE([.C9];&quot; &quot;;&quot;_&quot;)" office:value-type="string" office:string-value="L’heure_du_Crime" calcext:value-type="string">
            <text:p>L’heure_du_Crime</text:p>
          </table:table-cell>
          <table:table-cell table:formula="of:=&quot;[&quot;&amp;[.C9]&amp;&quot;]&quot;&amp;&quot;(#rtl_Direct_&quot;&amp;[.E9]&amp;&quot;)&quot;" office:value-type="string" office:string-value="[L’heure du Crime](#rtl_Direct_L’heure_du_Crime)" calcext:value-type="string">
            <text:p>[L’heure du Crime](#rtl_Direct_L’heure_du_Crime)</text:p>
          </table:table-cell>
          <table:table-cell table:style-name="ce5" office:value-type="string" calcext:value-type="string">
            <text:p>Jacques Prade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 est fait pour s’entendre</text:p>
          </table:table-cell>
          <table:table-cell table:style-name="ce3" table:formula="of:=&quot;#### &lt;a name=&quot;&quot;rtl_Direct_&quot;&amp;[.E10]&amp;&quot;&quot;&quot;&gt;&lt;/a&gt;&quot;&amp;[.C10]" office:value-type="string" office:string-value="#### &lt;a name=&quot;rtl_Direct_On_est_fait_pour_s’entendre&quot;&gt;&lt;/a&gt;On est fait pour s’entendre" calcext:value-type="string">
            <text:p>#### &lt;a name="rtl_Direct_On_est_fait_pour_s’entendre"&gt;&lt;/a&gt;On est fait pour s’entendre</text:p>
          </table:table-cell>
          <table:table-cell table:formula="of:=SUBSTITUTE([.C10];&quot; &quot;;&quot;_&quot;)" office:value-type="string" office:string-value="On_est_fait_pour_s’entendre" calcext:value-type="string">
            <text:p>On_est_fait_pour_s’entendre</text:p>
          </table:table-cell>
          <table:table-cell table:formula="of:=&quot;[&quot;&amp;[.C10]&amp;&quot;]&quot;&amp;&quot;(#rtl_Direct_&quot;&amp;[.E10]&amp;&quot;)&quot;" office:value-type="string" office:string-value="[On est fait pour s’entendre](#rtl_Direct_On_est_fait_pour_s’entendre)" calcext:value-type="string">
            <text:p>[On est fait pour s’entendre](#rtl_Direct_On_est_fait_pour_s’entendre)</text:p>
          </table:table-cell>
          <table:table-cell table:style-name="ce5" office:value-type="string" calcext:value-type="string">
            <text:p>Flavie Flame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s grosses têtes</text:p>
          </table:table-cell>
          <table:table-cell table:style-name="ce3" table:formula="of:=&quot;#### &lt;a name=&quot;&quot;rtl_Direct_&quot;&amp;[.E11]&amp;&quot;&quot;&quot;&gt;&lt;/a&gt;&quot;&amp;[.C11]" office:value-type="string" office:string-value="#### &lt;a name=&quot;rtl_Direct_Les_grosses_têtes&quot;&gt;&lt;/a&gt;Les grosses têtes" calcext:value-type="string">
            <text:p>#### &lt;a name="rtl_Direct_Les_grosses_têtes"&gt;&lt;/a&gt;Les grosses têtes</text:p>
          </table:table-cell>
          <table:table-cell table:formula="of:=SUBSTITUTE([.C11];&quot; &quot;;&quot;_&quot;)" office:value-type="string" office:string-value="Les_grosses_têtes" calcext:value-type="string">
            <text:p>Les_grosses_têtes</text:p>
          </table:table-cell>
          <table:table-cell table:formula="of:=&quot;[&quot;&amp;[.C11]&amp;&quot;]&quot;&amp;&quot;(#rtl_Direct_&quot;&amp;[.E11]&amp;&quot;)&quot;" office:value-type="string" office:string-value="[Les grosses têtes](#rtl_Direct_Les_grosses_têtes)" calcext:value-type="string">
            <text:p>[Les grosses têtes](#rtl_Direct_Les_grosses_têtes)</text:p>
          </table:table-cell>
          <table:table-cell table:style-name="ce5" office:value-type="string" calcext:value-type="string">
            <text:p>Laurent Requiie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Soir</text:p>
          </table:table-cell>
          <table:table-cell table:style-name="ce3" table:formula="of:=&quot;#### &lt;a name=&quot;&quot;rtl_Direct_&quot;&amp;[.E12]&amp;&quot;&quot;&quot;&gt;&lt;/a&gt;&quot;&amp;[.C12]" office:value-type="string" office:string-value="#### &lt;a name=&quot;rtl_Direct_RTL_Soir&quot;&gt;&lt;/a&gt;RTL Soir" calcext:value-type="string">
            <text:p>#### &lt;a name="rtl_Direct_RTL_Soir"&gt;&lt;/a&gt;RTL Soir</text:p>
          </table:table-cell>
          <table:table-cell table:formula="of:=SUBSTITUTE([.C12];&quot; &quot;;&quot;_&quot;)" office:value-type="string" office:string-value="RTL_Soir" calcext:value-type="string">
            <text:p>RTL_Soir</text:p>
          </table:table-cell>
          <table:table-cell table:formula="of:=&quot;[&quot;&amp;[.C12]&amp;&quot;]&quot;&amp;&quot;(#rtl_Direct_&quot;&amp;[.E12]&amp;&quot;)&quot;" office:value-type="string" office:string-value="[RTL Soir](#rtl_Direct_RTL_Soir)" calcext:value-type="string">
            <text:p>[RTL Soir](#rtl_Direct_RTL_Soir)</text:p>
          </table:table-cell>
          <table:table-cell table:style-name="ce5" office:value-type="string" calcext:value-type="string">
            <text:p>Marc-Olivier Fogie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 refait le monde</text:p>
          </table:table-cell>
          <table:table-cell table:style-name="ce3" table:formula="of:=&quot;#### &lt;a name=&quot;&quot;rtl_Direct_&quot;&amp;[.E13]&amp;&quot;&quot;&quot;&gt;&lt;/a&gt;&quot;&amp;[.C13]" office:value-type="string" office:string-value="#### &lt;a name=&quot;rtl_Direct_On_refait_le_monde&quot;&gt;&lt;/a&gt;On refait le monde" calcext:value-type="string">
            <text:p>#### &lt;a name="rtl_Direct_On_refait_le_monde"&gt;&lt;/a&gt;On refait le monde</text:p>
          </table:table-cell>
          <table:table-cell table:formula="of:=SUBSTITUTE([.C13];&quot; &quot;;&quot;_&quot;)" office:value-type="string" office:string-value="On_refait_le_monde" calcext:value-type="string">
            <text:p>On_refait_le_monde</text:p>
          </table:table-cell>
          <table:table-cell table:formula="of:=&quot;[&quot;&amp;[.C13]&amp;&quot;]&quot;&amp;&quot;(#rtl_Direct_&quot;&amp;[.E13]&amp;&quot;)&quot;" office:value-type="string" office:string-value="[On refait le monde](#rtl_Direct_On_refait_le_monde)" calcext:value-type="string">
            <text:p>[On refait le monde](#rtl_Direct_On_refait_le_monde)</text:p>
          </table:table-cell>
          <table:table-cell table:style-name="ce5" office:value-type="string" calcext:value-type="string">
            <text:p>Marc-Olivier Fogie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 curiosité est vilain défaut</text:p>
          </table:table-cell>
          <table:table-cell table:style-name="ce3" table:formula="of:=&quot;#### &lt;a name=&quot;&quot;rtl_Direct_&quot;&amp;[.E14]&amp;&quot;&quot;&quot;&gt;&lt;/a&gt;&quot;&amp;[.C14]" office:value-type="string" office:string-value="#### &lt;a name=&quot;rtl_Direct_La_curiosité_est_vilain_défaut&quot;&gt;&lt;/a&gt;La curiosité est vilain défaut" calcext:value-type="string">
            <text:p>#### &lt;a name="rtl_Direct_La_curiosité_est_vilain_défaut"&gt;&lt;/a&gt;La curiosité est vilain défaut</text:p>
          </table:table-cell>
          <table:table-cell table:formula="of:=SUBSTITUTE([.C14];&quot; &quot;;&quot;_&quot;)" office:value-type="string" office:string-value="La_curiosité_est_vilain_défaut" calcext:value-type="string">
            <text:p>La_curiosité_est_vilain_défaut</text:p>
          </table:table-cell>
          <table:table-cell table:formula="of:=&quot;[&quot;&amp;[.C14]&amp;&quot;]&quot;&amp;&quot;(#rtl_Direct_&quot;&amp;[.E14]&amp;&quot;)&quot;" office:value-type="string" office:string-value="[La curiosité est vilain défaut](#rtl_Direct_La_curiosité_est_vilain_défaut)" calcext:value-type="string">
            <text:p>[La curiosité est vilain défaut](#rtl_Direct_La_curiosité_est_vilain_défaut)</text:p>
          </table:table-cell>
          <table:table-cell table:style-name="ce5" office:value-type="string" calcext:value-type="string">
            <text:p>Thomas Hugues &amp; Sidonie Bournec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Grand Soir</text:p>
          </table:table-cell>
          <table:table-cell table:style-name="ce3" table:formula="of:=&quot;#### &lt;a name=&quot;&quot;rtl_Direct_&quot;&amp;[.E15]&amp;&quot;&quot;&quot;&gt;&lt;/a&gt;&quot;&amp;[.C15]" office:value-type="string" office:string-value="#### &lt;a name=&quot;rtl_Direct_RTL_Grand_Soir&quot;&gt;&lt;/a&gt;RTL Grand Soir" calcext:value-type="string">
            <text:p>#### &lt;a name="rtl_Direct_RTL_Grand_Soir"&gt;&lt;/a&gt;RTL Grand Soir</text:p>
          </table:table-cell>
          <table:table-cell table:formula="of:=SUBSTITUTE([.C15];&quot; &quot;;&quot;_&quot;)" office:value-type="string" office:string-value="RTL_Grand_Soir" calcext:value-type="string">
            <text:p>RTL_Grand_Soir</text:p>
          </table:table-cell>
          <table:table-cell table:formula="of:=&quot;[&quot;&amp;[.C15]&amp;&quot;]&quot;&amp;&quot;(#rtl_Direct_&quot;&amp;[.E15]&amp;&quot;)&quot;" office:value-type="string" office:string-value="[RTL Grand Soir](#rtl_Direct_RTL_Grand_Soir)" calcext:value-type="string">
            <text:p>[RTL Grand Soir](#rtl_Direct_RTL_Grand_Soir)</text:p>
          </table:table-cell>
          <table:table-cell table:style-name="ce5" office:value-type="string" calcext:value-type="string">
            <text:p>Christophe Pacaud &amp; Agnès Bonfill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 collection Géroges Lang</text:p>
          </table:table-cell>
          <table:table-cell table:style-name="ce3" table:formula="of:=&quot;#### &lt;a name=&quot;&quot;rtl_Direct_&quot;&amp;[.E16]&amp;&quot;&quot;&quot;&gt;&lt;/a&gt;&quot;&amp;[.C16]" office:value-type="string" office:string-value="#### &lt;a name=&quot;rtl_Direct_La_collection_Géroges_Lang&quot;&gt;&lt;/a&gt;La collection Géroges Lang" calcext:value-type="string">
            <text:p>#### &lt;a name="rtl_Direct_La_collection_Géroges_Lang"&gt;&lt;/a&gt;La collection Géroges Lang</text:p>
          </table:table-cell>
          <table:table-cell table:formula="of:=SUBSTITUTE([.C16];&quot; &quot;;&quot;_&quot;)" office:value-type="string" office:string-value="La_collection_Géroges_Lang" calcext:value-type="string">
            <text:p>La_collection_Géroges_Lang</text:p>
          </table:table-cell>
          <table:table-cell table:formula="of:=&quot;[&quot;&amp;[.C16]&amp;&quot;]&quot;&amp;&quot;(#rtl_Direct_&quot;&amp;[.E16]&amp;&quot;)&quot;" office:value-type="string" office:string-value="[La collection Géroges Lang](#rtl_Direct_La_collection_Géroges_Lang)" calcext:value-type="string">
            <text:p>[La collection Géroges Lang](#rtl_Direct_La_collection_Géroges_Lang)</text:p>
          </table:table-cell>
          <table:table-cell table:style-name="ce5" office:value-type="string" calcext:value-type="string">
            <text:p>Grorges Lang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s nocturnes</text:p>
          </table:table-cell>
          <table:table-cell table:style-name="ce3" table:formula="of:=&quot;#### &lt;a name=&quot;&quot;rtl_Direct_&quot;&amp;[.E17]&amp;&quot;&quot;&quot;&gt;&lt;/a&gt;&quot;&amp;[.C17]" office:value-type="string" office:string-value="#### &lt;a name=&quot;rtl_Direct_Les_nocturnes&quot;&gt;&lt;/a&gt;Les nocturnes" calcext:value-type="string">
            <text:p>#### &lt;a name="rtl_Direct_Les_nocturnes"&gt;&lt;/a&gt;Les nocturnes</text:p>
          </table:table-cell>
          <table:table-cell table:formula="of:=SUBSTITUTE([.C17];&quot; &quot;;&quot;_&quot;)" office:value-type="string" office:string-value="Les_nocturnes" calcext:value-type="string">
            <text:p>Les_nocturnes</text:p>
          </table:table-cell>
          <table:table-cell table:formula="of:=&quot;[&quot;&amp;[.C17]&amp;&quot;]&quot;&amp;&quot;(#rtl_Direct_&quot;&amp;[.E17]&amp;&quot;)&quot;" office:value-type="string" office:string-value="[Les nocturnes](#rtl_Direct_Les_nocturnes)" calcext:value-type="string">
            <text:p>[Les nocturnes](#rtl_Direct_Les_nocturnes)</text:p>
          </table:table-cell>
          <table:table-cell table:style-name="ce5" office:value-type="string" calcext:value-type="string">
            <text:p>Grorges Lang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oir de ligue des champion</text:p>
          </table:table-cell>
          <table:table-cell table:style-name="ce3" table:formula="of:=&quot;#### &lt;a name=&quot;&quot;rtl_Direct_&quot;&amp;[.E18]&amp;&quot;&quot;&quot;&gt;&lt;/a&gt;&quot;&amp;[.C18]" office:value-type="string" office:string-value="#### &lt;a name=&quot;rtl_Direct_Soir_de_ligue_des_champion&quot;&gt;&lt;/a&gt;Soir de ligue des champion" calcext:value-type="string">
            <text:p>#### &lt;a name="rtl_Direct_Soir_de_ligue_des_champion"&gt;&lt;/a&gt;Soir de ligue des champion</text:p>
          </table:table-cell>
          <table:table-cell table:formula="of:=SUBSTITUTE([.C18];&quot; &quot;;&quot;_&quot;)" office:value-type="string" office:string-value="Soir_de_ligue_des_champion" calcext:value-type="string">
            <text:p>Soir_de_ligue_des_champion</text:p>
          </table:table-cell>
          <table:table-cell table:formula="of:=&quot;[&quot;&amp;[.C18]&amp;&quot;]&quot;&amp;&quot;(#rtl_Direct_&quot;&amp;[.E18]&amp;&quot;)&quot;" office:value-type="string" office:string-value="[Soir de ligue des champion](#rtl_Direct_Soir_de_ligue_des_champion)" calcext:value-type="string">
            <text:p>[Soir de ligue des champion](#rtl_Direct_Soir_de_ligue_des_champion)</text:p>
          </table:table-cell>
          <table:table-cell table:style-name="ce5" office:value-type="string" calcext:value-type="string">
            <text:p>Sylvain Charley &amp; Bertrand Latou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Vincent de 5 à 7</text:p>
          </table:table-cell>
          <table:table-cell table:style-name="ce3" table:formula="of:=&quot;#### &lt;a name=&quot;&quot;rtl_Direct_&quot;&amp;[.E19]&amp;&quot;&quot;&quot;&gt;&lt;/a&gt;&quot;&amp;[.C19]" office:value-type="string" office:string-value="#### &lt;a name=&quot;rtl_Direct_Vincent_de_5_à_7&quot;&gt;&lt;/a&gt;Vincent de 5 à 7" calcext:value-type="string">
            <text:p>#### &lt;a name="rtl_Direct_Vincent_de_5_à_7"&gt;&lt;/a&gt;Vincent de 5 à 7</text:p>
          </table:table-cell>
          <table:table-cell table:formula="of:=SUBSTITUTE([.C19];&quot; &quot;;&quot;_&quot;)" office:value-type="string" office:string-value="Vincent_de_5_à_7" calcext:value-type="string">
            <text:p>Vincent_de_5_à_7</text:p>
          </table:table-cell>
          <table:table-cell table:formula="of:=&quot;[&quot;&amp;[.C19]&amp;&quot;]&quot;&amp;&quot;(#rtl_Direct_&quot;&amp;[.E19]&amp;&quot;)&quot;" office:value-type="string" office:string-value="[Vincent de 5 à 7](#rtl_Direct_Vincent_de_5_à_7)" calcext:value-type="string">
            <text:p>[Vincent de 5 à 7](#rtl_Direct_Vincent_de_5_à_7)</text:p>
          </table:table-cell>
          <table:table-cell table:style-name="ce5" office:value-type="string" calcext:value-type="string">
            <text:p>Vincent Perro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Week-end</text:p>
          </table:table-cell>
          <table:table-cell table:style-name="ce3" table:formula="of:=&quot;#### &lt;a name=&quot;&quot;rtl_Direct_&quot;&amp;[.E20]&amp;&quot;&quot;&quot;&gt;&lt;/a&gt;&quot;&amp;[.C20]" office:value-type="string" office:string-value="#### &lt;a name=&quot;rtl_Direct_RTL_Week-end&quot;&gt;&lt;/a&gt;RTL Week-end" calcext:value-type="string">
            <text:p>#### &lt;a name="rtl_Direct_RTL_Week-end"&gt;&lt;/a&gt;RTL Week-end</text:p>
          </table:table-cell>
          <table:table-cell table:formula="of:=SUBSTITUTE([.C20];&quot; &quot;;&quot;_&quot;)" office:value-type="string" office:string-value="RTL_Week-end" calcext:value-type="string">
            <text:p>RTL_Week-end</text:p>
          </table:table-cell>
          <table:table-cell table:formula="of:=&quot;[&quot;&amp;[.C20]&amp;&quot;]&quot;&amp;&quot;(#rtl_Direct_&quot;&amp;[.E20]&amp;&quot;)&quot;" office:value-type="string" office:string-value="[RTL Week-end](#rtl_Direct_RTL_Week-end)" calcext:value-type="string">
            <text:p>[RTL Week-end](#rtl_Direct_RTL_Week-end)</text:p>
          </table:table-cell>
          <table:table-cell table:style-name="ce5" office:value-type="string" calcext:value-type="string">
            <text:p>Bernard Poirett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top ou Encore</text:p>
          </table:table-cell>
          <table:table-cell table:style-name="ce3" table:formula="of:=&quot;#### &lt;a name=&quot;&quot;rtl_Direct_&quot;&amp;[.E21]&amp;&quot;&quot;&quot;&gt;&lt;/a&gt;&quot;&amp;[.C21]" office:value-type="string" office:string-value="#### &lt;a name=&quot;rtl_Direct_Stop_ou_Encore&quot;&gt;&lt;/a&gt;Stop ou Encore" calcext:value-type="string">
            <text:p>#### &lt;a name="rtl_Direct_Stop_ou_Encore"&gt;&lt;/a&gt;Stop ou Encore</text:p>
          </table:table-cell>
          <table:table-cell table:formula="of:=SUBSTITUTE([.C21];&quot; &quot;;&quot;_&quot;)" office:value-type="string" office:string-value="Stop_ou_Encore" calcext:value-type="string">
            <text:p>Stop_ou_Encore</text:p>
          </table:table-cell>
          <table:table-cell table:formula="of:=&quot;[&quot;&amp;[.C21]&amp;&quot;]&quot;&amp;&quot;(#rtl_Direct_&quot;&amp;[.E21]&amp;&quot;)&quot;" office:value-type="string" office:string-value="[Stop ou Encore](#rtl_Direct_Stop_ou_Encore)" calcext:value-type="string">
            <text:p>[Stop ou Encore](#rtl_Direct_Stop_ou_Encore)</text:p>
          </table:table-cell>
          <table:table-cell table:style-name="ce5" office:value-type="string" calcext:value-type="string">
            <text:p>Vincent Perro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llo Bouvard</text:p>
          </table:table-cell>
          <table:table-cell table:style-name="ce3" table:formula="of:=&quot;#### &lt;a name=&quot;&quot;rtl_Direct_&quot;&amp;[.E22]&amp;&quot;&quot;&quot;&gt;&lt;/a&gt;&quot;&amp;[.C22]" office:value-type="string" office:string-value="#### &lt;a name=&quot;rtl_Direct_Allo_Bouvard&quot;&gt;&lt;/a&gt;Allo Bouvard" calcext:value-type="string">
            <text:p>#### &lt;a name="rtl_Direct_Allo_Bouvard"&gt;&lt;/a&gt;Allo Bouvard</text:p>
          </table:table-cell>
          <table:table-cell table:formula="of:=SUBSTITUTE([.C22];&quot; &quot;;&quot;_&quot;)" office:value-type="string" office:string-value="Allo_Bouvard" calcext:value-type="string">
            <text:p>Allo_Bouvard</text:p>
          </table:table-cell>
          <table:table-cell table:formula="of:=&quot;[&quot;&amp;[.C22]&amp;&quot;]&quot;&amp;&quot;(#rtl_Direct_&quot;&amp;[.E22]&amp;&quot;)&quot;" office:value-type="string" office:string-value="[Allo Bouvard](#rtl_Direct_Allo_Bouvard)" calcext:value-type="string">
            <text:p>[Allo Bouvard](#rtl_Direct_Allo_Bouvard)</text:p>
          </table:table-cell>
          <table:table-cell table:style-name="ce5" office:value-type="string" calcext:value-type="string">
            <text:p>Phillipe Bouvar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Journal Inattendu</text:p>
          </table:table-cell>
          <table:table-cell table:style-name="ce3" table:formula="of:=&quot;#### &lt;a name=&quot;&quot;rtl_Direct_&quot;&amp;[.E23]&amp;&quot;&quot;&quot;&gt;&lt;/a&gt;&quot;&amp;[.C23]" office:value-type="string" office:string-value="#### &lt;a name=&quot;rtl_Direct_Journal_Inattendu&quot;&gt;&lt;/a&gt;Journal Inattendu" calcext:value-type="string">
            <text:p>#### &lt;a name="rtl_Direct_Journal_Inattendu"&gt;&lt;/a&gt;Journal Inattendu</text:p>
          </table:table-cell>
          <table:table-cell table:formula="of:=SUBSTITUTE([.C23];&quot; &quot;;&quot;_&quot;)" office:value-type="string" office:string-value="Journal_Inattendu" calcext:value-type="string">
            <text:p>Journal_Inattendu</text:p>
          </table:table-cell>
          <table:table-cell table:formula="of:=&quot;[&quot;&amp;[.C23]&amp;&quot;]&quot;&amp;&quot;(#rtl_Direct_&quot;&amp;[.E23]&amp;&quot;)&quot;" office:value-type="string" office:string-value="[Journal Inattendu](#rtl_Direct_Journal_Inattendu)" calcext:value-type="string">
            <text:p>[Journal Inattendu](#rtl_Direct_Journal_Inattendu)</text:p>
          </table:table-cell>
          <table:table-cell table:style-name="ce5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 grand Studio RTL</text:p>
          </table:table-cell>
          <table:table-cell table:style-name="ce3" table:formula="of:=&quot;#### &lt;a name=&quot;&quot;rtl_Direct_&quot;&amp;[.E24]&amp;&quot;&quot;&quot;&gt;&lt;/a&gt;&quot;&amp;[.C24]" office:value-type="string" office:string-value="#### &lt;a name=&quot;rtl_Direct_Le_grand_Studio_RTL&quot;&gt;&lt;/a&gt;Le grand Studio RTL" calcext:value-type="string">
            <text:p>#### &lt;a name="rtl_Direct_Le_grand_Studio_RTL"&gt;&lt;/a&gt;Le grand Studio RTL</text:p>
          </table:table-cell>
          <table:table-cell table:formula="of:=SUBSTITUTE([.C24];&quot; &quot;;&quot;_&quot;)" office:value-type="string" office:string-value="Le_grand_Studio_RTL" calcext:value-type="string">
            <text:p>Le_grand_Studio_RTL</text:p>
          </table:table-cell>
          <table:table-cell table:formula="of:=&quot;[&quot;&amp;[.C24]&amp;&quot;]&quot;&amp;&quot;(#rtl_Direct_&quot;&amp;[.E24]&amp;&quot;)&quot;" office:value-type="string" office:string-value="[Le grand Studio RTL](#rtl_Direct_Le_grand_Studio_RTL)" calcext:value-type="string">
            <text:p>[Le grand Studio RTL](#rtl_Direct_Le_grand_Studio_RTL)</text:p>
          </table:table-cell>
          <table:table-cell table:style-name="ce5" office:value-type="string" calcext:value-type="string">
            <text:p>Eric Jean-Je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Soir weekend</text:p>
          </table:table-cell>
          <table:table-cell table:style-name="ce3" table:formula="of:=&quot;#### &lt;a name=&quot;&quot;rtl_Direct_&quot;&amp;[.E25]&amp;&quot;&quot;&quot;&gt;&lt;/a&gt;&quot;&amp;[.C25]" office:value-type="string" office:string-value="#### &lt;a name=&quot;rtl_Direct_RTL_Soir_weekend&quot;&gt;&lt;/a&gt;RTL Soir weekend" calcext:value-type="string">
            <text:p>#### &lt;a name="rtl_Direct_RTL_Soir_weekend"&gt;&lt;/a&gt;RTL Soir weekend</text:p>
          </table:table-cell>
          <table:table-cell table:formula="of:=SUBSTITUTE([.C25];&quot; &quot;;&quot;_&quot;)" office:value-type="string" office:string-value="RTL_Soir_weekend" calcext:value-type="string">
            <text:p>RTL_Soir_weekend</text:p>
          </table:table-cell>
          <table:table-cell table:formula="of:=&quot;[&quot;&amp;[.C25]&amp;&quot;]&quot;&amp;&quot;(#rtl_Direct_&quot;&amp;[.E25]&amp;&quot;)&quot;" office:value-type="string" office:string-value="[RTL Soir weekend](#rtl_Direct_RTL_Soir_weekend)" calcext:value-type="string">
            <text:p>[RTL Soir weekend](#rtl_Direct_RTL_Soir_weekend)</text:p>
          </table:table-cell>
          <table:table-cell table:style-name="ce5" office:value-type="string" calcext:value-type="string">
            <text:p>Phillipe Robuch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 refait le match</text:p>
          </table:table-cell>
          <table:table-cell table:style-name="ce3" table:formula="of:=&quot;#### &lt;a name=&quot;&quot;rtl_Direct_&quot;&amp;[.E26]&amp;&quot;&quot;&quot;&gt;&lt;/a&gt;&quot;&amp;[.C26]" office:value-type="string" office:string-value="#### &lt;a name=&quot;rtl_Direct_On_refait_le_match&quot;&gt;&lt;/a&gt;On refait le match" calcext:value-type="string">
            <text:p>#### &lt;a name="rtl_Direct_On_refait_le_match"&gt;&lt;/a&gt;On refait le match</text:p>
          </table:table-cell>
          <table:table-cell table:formula="of:=SUBSTITUTE([.C26];&quot; &quot;;&quot;_&quot;)" office:value-type="string" office:string-value="On_refait_le_match" calcext:value-type="string">
            <text:p>On_refait_le_match</text:p>
          </table:table-cell>
          <table:table-cell table:formula="of:=&quot;[&quot;&amp;[.C26]&amp;&quot;]&quot;&amp;&quot;(#rtl_Direct_&quot;&amp;[.E26]&amp;&quot;)&quot;" office:value-type="string" office:string-value="[On refait le match](#rtl_Direct_On_refait_le_match)" calcext:value-type="string">
            <text:p>[On refait le match](#rtl_Direct_On_refait_le_match)</text:p>
          </table:table-cell>
          <table:table-cell table:style-name="ce5" office:value-type="string" calcext:value-type="string">
            <text:p>Pascal Prau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ultiplex RTL-Ligue 1</text:p>
          </table:table-cell>
          <table:table-cell table:style-name="ce3" table:formula="of:=&quot;#### &lt;a name=&quot;&quot;rtl_Direct_&quot;&amp;[.E27]&amp;&quot;&quot;&quot;&gt;&lt;/a&gt;&quot;&amp;[.C27]" office:value-type="string" office:string-value="#### &lt;a name=&quot;rtl_Direct_Multiplex_RTL-Ligue_1&quot;&gt;&lt;/a&gt;Multiplex RTL-Ligue 1" calcext:value-type="string">
            <text:p>#### &lt;a name="rtl_Direct_Multiplex_RTL-Ligue_1"&gt;&lt;/a&gt;Multiplex RTL-Ligue 1</text:p>
          </table:table-cell>
          <table:table-cell table:formula="of:=SUBSTITUTE([.C27];&quot; &quot;;&quot;_&quot;)" office:value-type="string" office:string-value="Multiplex_RTL-Ligue_1" calcext:value-type="string">
            <text:p>Multiplex_RTL-Ligue_1</text:p>
          </table:table-cell>
          <table:table-cell table:formula="of:=&quot;[&quot;&amp;[.C27]&amp;&quot;]&quot;&amp;&quot;(#rtl_Direct_&quot;&amp;[.E27]&amp;&quot;)&quot;" office:value-type="string" office:string-value="[Multiplex RTL-Ligue 1](#rtl_Direct_Multiplex_RTL-Ligue_1)" calcext:value-type="string">
            <text:p>[Multiplex RTL-Ligue 1](#rtl_Direct_Multiplex_RTL-Ligue_1)</text:p>
          </table:table-cell>
          <table:table-cell table:style-name="ce5" office:value-type="string" calcext:value-type="string">
            <text:p>Christian Olivier &amp; Pascal Prau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 première heure de la semaine</text:p>
          </table:table-cell>
          <table:table-cell table:style-name="ce3" table:formula="of:=&quot;#### &lt;a name=&quot;&quot;rtl_Direct_&quot;&amp;[.E28]&amp;&quot;&quot;&quot;&gt;&lt;/a&gt;&quot;&amp;[.C28]" office:value-type="string" office:string-value="#### &lt;a name=&quot;rtl_Direct_La_première_heure_de_la_semaine&quot;&gt;&lt;/a&gt;La première heure de la semaine" calcext:value-type="string">
            <text:p>#### &lt;a name="rtl_Direct_La_première_heure_de_la_semaine"&gt;&lt;/a&gt;La première heure de la semaine</text:p>
          </table:table-cell>
          <table:table-cell table:formula="of:=SUBSTITUTE([.C28];&quot; &quot;;&quot;_&quot;)" office:value-type="string" office:string-value="La_première_heure_de_la_semaine" calcext:value-type="string">
            <text:p>La_première_heure_de_la_semaine</text:p>
          </table:table-cell>
          <table:table-cell table:formula="of:=&quot;[&quot;&amp;[.C28]&amp;&quot;]&quot;&amp;&quot;(#rtl_Direct_&quot;&amp;[.E28]&amp;&quot;)&quot;" office:value-type="string" office:string-value="[La première heure de la semaine](#rtl_Direct_La_première_heure_de_la_semaine)" calcext:value-type="string">
            <text:p>[La première heure de la semaine](#rtl_Direct_La_première_heure_de_la_semaine)</text:p>
          </table:table-cell>
          <table:table-cell table:style-name="ce5" office:value-type="string" calcext:value-type="string">
            <text:p>Eric Jean-Je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 grand Jury</text:p>
          </table:table-cell>
          <table:table-cell table:style-name="ce3" table:formula="of:=&quot;#### &lt;a name=&quot;&quot;rtl_Direct_&quot;&amp;[.E29]&amp;&quot;&quot;&quot;&gt;&lt;/a&gt;&quot;&amp;[.C29]" office:value-type="string" office:string-value="#### &lt;a name=&quot;rtl_Direct_Le_grand_Jury&quot;&gt;&lt;/a&gt;Le grand Jury" calcext:value-type="string">
            <text:p>#### &lt;a name="rtl_Direct_Le_grand_Jury"&gt;&lt;/a&gt;Le grand Jury</text:p>
          </table:table-cell>
          <table:table-cell table:formula="of:=SUBSTITUTE([.C29];&quot; &quot;;&quot;_&quot;)" office:value-type="string" office:string-value="Le_grand_Jury" calcext:value-type="string">
            <text:p>Le_grand_Jury</text:p>
          </table:table-cell>
          <table:table-cell table:formula="of:=&quot;[&quot;&amp;[.C29]&amp;&quot;]&quot;&amp;&quot;(#rtl_Direct_&quot;&amp;[.E29]&amp;&quot;)&quot;" office:value-type="string" office:string-value="[Le grand Jury](#rtl_Direct_Le_grand_Jury)" calcext:value-type="string">
            <text:p>[Le grand Jury](#rtl_Direct_Le_grand_Jury)</text:p>
          </table:table-cell>
          <table:table-cell table:style-name="ce5" office:value-type="string" calcext:value-type="string">
            <text:p>Olivier Mazeroll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100% Live</text:p>
          </table:table-cell>
          <table:table-cell table:style-name="ce3" table:formula="of:=&quot;#### &lt;a name=&quot;&quot;rtl_Direct_&quot;&amp;[.E30]&amp;&quot;&quot;&quot;&gt;&lt;/a&gt;&quot;&amp;[.C30]" office:value-type="string" office:string-value="#### &lt;a name=&quot;rtl_Direct_100%_Live&quot;&gt;&lt;/a&gt;100% Live" calcext:value-type="string">
            <text:p>#### &lt;a name="rtl_Direct_100%_Live"&gt;&lt;/a&gt;100% Live</text:p>
          </table:table-cell>
          <table:table-cell table:formula="of:=SUBSTITUTE([.C30];&quot; &quot;;&quot;_&quot;)" office:value-type="string" office:string-value="100%_Live" calcext:value-type="string">
            <text:p>100%_Live</text:p>
          </table:table-cell>
          <table:table-cell table:formula="of:=&quot;[&quot;&amp;[.C30]&amp;&quot;]&quot;&amp;&quot;(#rtl_Direct_&quot;&amp;[.E30]&amp;&quot;)&quot;" office:value-type="string" office:string-value="[100% Live](#rtl_Direct_100%_Live)" calcext:value-type="string">
            <text:p>[100% Live](#rtl_Direct_100%_Live)</text:p>
          </table:table-cell>
          <table:table-cell table:style-name="ce5" office:value-type="string" calcext:value-type="string">
            <text:p>Eric Jean-Jean</text:p>
          </table:table-cell>
          <table:table-cell office:value-type="string" calcext:value-type="string">
            <text:p>Déba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TL en direct de l’Equipe</text:p>
          </table:table-cell>
          <table:table-cell table:style-name="ce3" table:formula="of:=&quot;#### &lt;a name=&quot;&quot;rtl_Direct_&quot;&amp;[.E31]&amp;&quot;&quot;&quot;&gt;&lt;/a&gt;&quot;&amp;[.C31]" office:value-type="string" office:string-value="#### &lt;a name=&quot;rtl_Direct_RTL_en_direct_de_l’Equipe&quot;&gt;&lt;/a&gt;RTL en direct de l’Equipe" calcext:value-type="string">
            <text:p>#### &lt;a name="rtl_Direct_RTL_en_direct_de_l’Equipe"&gt;&lt;/a&gt;RTL en direct de l’Equipe</text:p>
          </table:table-cell>
          <table:table-cell table:formula="of:=SUBSTITUTE([.C31];&quot; &quot;;&quot;_&quot;)" office:value-type="string" office:string-value="RTL_en_direct_de_l’Equipe" calcext:value-type="string">
            <text:p>RTL_en_direct_de_l’Equipe</text:p>
          </table:table-cell>
          <table:table-cell table:formula="of:=&quot;[&quot;&amp;[.C31]&amp;&quot;]&quot;&amp;&quot;(#rtl_Direct_&quot;&amp;[.E31]&amp;&quot;)&quot;" office:value-type="string" office:string-value="[RTL en direct de l’Equipe](#rtl_Direct_RTL_en_direct_de_l’Equipe)" calcext:value-type="string">
            <text:p>[RTL en direct de l’Equipe](#rtl_Direct_RTL_en_direct_de_l’Equipe)</text:p>
          </table:table-cell>
          <table:table-cell table:style-name="ce5" office:value-type="string" calcext:value-type="string">
            <text:p>Eric Silvestro &amp; Bertrand Latour</text:p>
          </table:table-cell>
          <table:table-cell office:value-type="string" calcext:value-type="string">
            <text:p>Footbal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e Club Liza</text:p>
          </table:table-cell>
          <table:table-cell table:style-name="ce3" table:formula="of:=&quot;#### &lt;a name=&quot;&quot;rtl_Direct_&quot;&amp;[.E32]&amp;&quot;&quot;&quot;&gt;&lt;/a&gt;&quot;&amp;[.C32]" office:value-type="string" office:string-value="#### &lt;a name=&quot;rtl_Direct_Le_Club_Liza&quot;&gt;&lt;/a&gt;Le Club Liza" calcext:value-type="string">
            <text:p>#### &lt;a name="rtl_Direct_Le_Club_Liza"&gt;&lt;/a&gt;Le Club Liza</text:p>
          </table:table-cell>
          <table:table-cell table:formula="of:=SUBSTITUTE([.C32];&quot; &quot;;&quot;_&quot;)" office:value-type="string" office:string-value="Le_Club_Liza" calcext:value-type="string">
            <text:p>Le_Club_Liza</text:p>
          </table:table-cell>
          <table:table-cell table:formula="of:=&quot;[&quot;&amp;[.C32]&amp;&quot;]&quot;&amp;&quot;(#rtl_Direct_&quot;&amp;[.E32]&amp;&quot;)&quot;" office:value-type="string" office:string-value="[Le Club Liza](#rtl_Direct_Le_Club_Liza)" calcext:value-type="string">
            <text:p>[Le Club Liza](#rtl_Direct_Le_Club_Liza)</text:p>
          </table:table-cell>
          <table:table-cell table:style-name="ce5" office:value-type="string" calcext:value-type="string">
            <text:p>Bixente Lizarazu</text:p>
          </table:table-cell>
          <table:table-cell office:value-type="string" calcext:value-type="string">
            <text:p>Footbal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oir de Ligue 1</text:p>
          </table:table-cell>
          <table:table-cell table:style-name="ce3" table:formula="of:=&quot;#### &lt;a name=&quot;&quot;rtl_Direct_&quot;&amp;[.E33]&amp;&quot;&quot;&quot;&gt;&lt;/a&gt;&quot;&amp;[.C33]" office:value-type="string" office:string-value="#### &lt;a name=&quot;rtl_Direct_Soir_de_Ligue_1&quot;&gt;&lt;/a&gt;Soir de Ligue 1" calcext:value-type="string">
            <text:p>#### &lt;a name="rtl_Direct_Soir_de_Ligue_1"&gt;&lt;/a&gt;Soir de Ligue 1</text:p>
          </table:table-cell>
          <table:table-cell table:formula="of:=SUBSTITUTE([.C33];&quot; &quot;;&quot;_&quot;)" office:value-type="string" office:string-value="Soir_de_Ligue_1" calcext:value-type="string">
            <text:p>Soir_de_Ligue_1</text:p>
          </table:table-cell>
          <table:table-cell table:formula="of:=&quot;[&quot;&amp;[.C33]&amp;&quot;]&quot;&amp;&quot;(#rtl_Direct_&quot;&amp;[.E33]&amp;&quot;)&quot;" office:value-type="string" office:string-value="[Soir de Ligue 1](#rtl_Direct_Soir_de_Ligue_1)" calcext:value-type="string">
            <text:p>[Soir de Ligue 1](#rtl_Direct_Soir_de_Ligue_1)</text:p>
          </table:table-cell>
          <table:table-cell table:style-name="ce5" office:value-type="string" calcext:value-type="string">
            <text:p>Eric Silvestro &amp; Sylvain Charley</text:p>
          </table:table-cell>
          <table:table-cell office:value-type="string" calcext:value-type="string">
            <text:p>Footbal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’heure du Jazz</text:p>
          </table:table-cell>
          <table:table-cell table:style-name="ce3" table:formula="of:=&quot;#### &lt;a name=&quot;&quot;rtl_Direct_&quot;&amp;[.E34]&amp;&quot;&quot;&quot;&gt;&lt;/a&gt;&quot;&amp;[.C34]" office:value-type="string" office:string-value="#### &lt;a name=&quot;rtl_Direct_L’heure_du_Jazz&quot;&gt;&lt;/a&gt;L’heure du Jazz" calcext:value-type="string">
            <text:p>#### &lt;a name="rtl_Direct_L’heure_du_Jazz"&gt;&lt;/a&gt;L’heure du Jazz</text:p>
          </table:table-cell>
          <table:table-cell table:formula="of:=SUBSTITUTE([.C34];&quot; &quot;;&quot;_&quot;)" office:value-type="string" office:string-value="L’heure_du_Jazz" calcext:value-type="string">
            <text:p>L’heure_du_Jazz</text:p>
          </table:table-cell>
          <table:table-cell table:formula="of:=&quot;[&quot;&amp;[.C34]&amp;&quot;]&quot;&amp;&quot;(#rtl_Direct_&quot;&amp;[.E34]&amp;&quot;)&quot;" office:value-type="string" office:string-value="[L’heure du Jazz](#rtl_Direct_L’heure_du_Jazz)" calcext:value-type="string">
            <text:p>[L’heure du Jazz](#rtl_Direct_L’heure_du_Jazz)</text:p>
          </table:table-cell>
          <table:table-cell table:style-name="ce5" office:value-type="string" calcext:value-type="string">
            <text:p>Jean-Yves Chaperon</text:p>
          </table:table-cell>
          <table:table-cell office:value-type="string" calcext:value-type="string">
            <text:p>Musique</text:p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4:17:40.179014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48:24.662560586</meta:creation-date>
    <dc:date>2017-02-20T17:34:21.585233710</dc:date>
    <meta:editing-duration>PT17H24M54S</meta:editing-duration>
    <meta:editing-cycles>5</meta:editing-cycles>
    <meta:generator>LibreOffice/5.1.2.2$Linux_X86_64 LibreOffice_project/10m0$Build-2</meta:generator>
    <meta:document-statistic meta:table-count="1" meta:cell-count="173" meta:object-count="0"/>
  </office:meta>
</office:document-meta>
</file>